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/>
    </style:style>
    <style:style style:name="gr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7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8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0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11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1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1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1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1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style:text-underline-style="none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text-position="0% 100%" fo:font-family="'Courier New'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/>
    </style:style>
    <style:style style:name="P9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style:text-position="sub 58%" fo:font-family="'Courier New'" style:font-pitch="fixed" fo:font-size="10pt"/>
    </style:style>
    <style:style style:name="T3" style:family="text">
      <style:text-properties fo:font-family="'Courier New'" style:font-family-generic="modern" style:font-pitch="fixed" fo:font-size="10pt" style:text-underline-style="none"/>
    </style:style>
    <style:style style:name="T4" style:family="text">
      <style:text-properties style:text-position="sub 58%" fo:font-family="'Courier New'" style:font-pitch="fixed" fo:font-size="10pt" style:text-underline-style="none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fo:font-family="'Courier New'" style:font-family-generic="modern" style:font-pitch="fixed" fo:font-size="10pt"/>
    </style:style>
    <style:style style:name="T7" style:family="text">
      <style:text-properties style:text-position="super 58%" fo:font-family="'Courier New'" style:font-family-generic="modern" style:font-pitch="fixed" fo:font-size="10pt"/>
    </style:style>
    <style:style style:name="T8" style:family="text">
      <style:text-properties fo:font-family="'Courier New'" style:font-style-name="Regular" style:font-pitch="fixed" fo:font-size="10pt"/>
    </style:style>
    <style:style style:name="T9" style:family="text">
      <style:text-properties style:text-position="sub 58%"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6.36cm" svg:x="1.105cm" svg:y="1.96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1.948cm" svg:y="4.182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6.998cm" svg:y="1.96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9.464cm" svg:y="4.185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82cm" svg:height="1.68cm" svg:x="11.032cm" svg:y="0.059cm">
          <text:p text:style-name="P1"><text:span text:style-name="T3">Output stack</text:span></text:p>
          <text:p text:style-name="P1"><text:span text:style-name="T3">c</text:span><text:span text:style-name="T4">t</text:span></text:p>
          <draw:enhanced-geometry svg:viewBox="0 0 21600 21600" draw:text-areas="800 800 20800 20800" draw:type="round-rectangular-callout" draw:modifiers="-12193.7397034596 53042.7126710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0.887cm" svg:height="3.303cm" svg:x="3.451cm" svg:y="4.184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7.95cm" svg:y="4.18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.756cm" svg:y1="4.107cm" svg:x2="2.26cm" svg:y2="5.981cm" draw:start-shape="id1" draw:start-glue-point="9" draw:end-shape="id2" draw:end-glue-point="5">
          <text:p text:style-name="P5"/>
        </draw:connector>
        <draw:connector draw:style-name="gr4" draw:text-style-name="P3" draw:layer="layout" draw:type="line" svg:x1="1.756cm" svg:y1="4.107cm" svg:x2="2.26cm" svg:y2="5.066cm" draw:start-shape="id1" draw:start-glue-point="9" draw:end-shape="id3" draw:end-glue-point="5">
          <text:p text:style-name="P5"/>
        </draw:connector>
        <draw:frame draw:style-name="gr5" draw:text-style-name="P6" draw:layer="layout" svg:width="0.337cm" svg:height="0.502cm" svg:x="9.676cm" svg:y="8.588cm">
          <draw:text-box>
            <text:p text:style-name="P5"><text:span text:style-name="T5">W</text:span><text:span text:style-name="T2">t</text:span></text:p>
          </draw:text-box>
        </draw:frame>
        <draw:frame draw:style-name="gr5" draw:text-style-name="P7" draw:layer="layout" svg:width="0.582cm" svg:height="0.502cm" svg:x="3.658cm" svg:y="8.588cm">
          <draw:text-box>
            <text:p text:style-name="P5"><text:span text:style-name="T5">w</text:span><text:span text:style-name="T2">t-1</text:span></text:p>
          </draw:text-box>
        </draw:frame>
        <draw:connector draw:style-name="gr4" draw:text-style-name="P3" draw:layer="layout" draw:type="line" svg:x1="1.756cm" svg:y1="4.107cm" svg:x2="2.26cm" svg:y2="4.45cm" draw:start-shape="id1" draw:start-glue-point="9" draw:end-shape="id4" draw:end-glue-point="5">
          <text:p text:style-name="P5"/>
        </draw:connector>
        <draw:custom-shape draw:style-name="gr6" draw:text-style-name="P3" draw:id="id1" draw:layer="layout" svg:width="0.38cm" svg:height="0.38cm" svg:x="1.432cm" svg:y="3.78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16" draw:layer="layout" svg:width="0.38cm" svg:height="0.38cm" svg:x="2.206cm" svg:y="6.86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" draw:layer="layout" svg:width="0.38cm" svg:height="0.38cm" svg:x="2.206cm" svg:y="5.92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3" draw:layer="layout" svg:width="0.38cm" svg:height="0.38cm" svg:x="2.206cm" svg:y="5.01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4" draw:layer="layout" svg:width="0.38cm" svg:height="0.38cm" svg:x="2.206cm" svg:y="4.39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line" svg:x1="4.087cm" svg:y1="4.585cm" svg:x2="8.206cm" svg:y2="4.585cm" draw:start-shape="id5" draw:start-glue-point="10" draw:end-shape="id6" draw:end-glue-point="6">
          <text:p text:style-name="P5"/>
        </draw:connector>
        <draw:connector draw:style-name="gr4" draw:text-style-name="P3" draw:layer="layout" draw:type="line" svg:x1="4.087cm" svg:y1="5.201cm" svg:x2="8.206cm" svg:y2="6.116cm" draw:start-shape="id7" draw:start-glue-point="10" draw:end-shape="id8" draw:end-glue-point="6">
          <text:p text:style-name="P5"/>
        </draw:connector>
        <draw:connector draw:style-name="gr4" draw:text-style-name="P3" draw:layer="layout" draw:type="line" svg:x1="4.087cm" svg:y1="6.116cm" svg:x2="8.206cm" svg:y2="7.057cm" draw:start-shape="id9" draw:start-glue-point="10" draw:end-shape="id10" draw:end-glue-point="6">
          <text:p text:style-name="P5"/>
        </draw:connector>
        <draw:connector draw:style-name="gr4" draw:text-style-name="P3" draw:layer="layout" draw:type="line" svg:x1="4.087cm" svg:y1="6.116cm" svg:x2="8.206cm" svg:y2="6.116cm" draw:start-shape="id9" draw:start-glue-point="10" draw:end-shape="id8" draw:end-glue-point="6">
          <text:p text:style-name="P5"/>
        </draw:connector>
        <draw:connector draw:style-name="gr4" draw:text-style-name="P3" draw:layer="layout" draw:type="line" svg:x1="4.087cm" svg:y1="5.201cm" svg:x2="8.206cm" svg:y2="7.057cm" draw:start-shape="id7" draw:start-glue-point="10" draw:end-shape="id10" draw:end-glue-point="6">
          <text:p text:style-name="P5"/>
        </draw:connector>
        <draw:connector draw:style-name="gr4" draw:text-style-name="P3" draw:layer="layout" draw:type="line" svg:x1="4.087cm" svg:y1="4.585cm" svg:x2="8.206cm" svg:y2="5.201cm" draw:start-shape="id5" draw:start-glue-point="10" draw:end-shape="id11" draw:end-glue-point="6">
          <text:p text:style-name="P5"/>
        </draw:connector>
        <draw:connector draw:style-name="gr4" draw:text-style-name="P3" draw:layer="layout" draw:type="line" svg:x1="4.087cm" svg:y1="7.057cm" svg:x2="8.206cm" svg:y2="7.057cm" draw:start-shape="id12" draw:start-glue-point="10" draw:end-shape="id10" draw:end-glue-point="6">
          <text:p text:style-name="P5"/>
        </draw:connector>
        <draw:connector draw:style-name="gr7" draw:text-style-name="P3" draw:layer="layout" draw:type="line" svg:x1="4.031cm" svg:y1="4.45cm" svg:x2="7.486cm" svg:y2="4.107cm" draw:start-shape="id5" draw:start-glue-point="11" draw:end-shape="id13" draw:end-glue-point="7">
          <text:p text:style-name="P5"/>
        </draw:connector>
        <draw:connector draw:style-name="gr7" draw:text-style-name="P3" draw:layer="layout" draw:type="line" svg:x1="4.031cm" svg:y1="5.066cm" svg:x2="7.486cm" svg:y2="4.107cm" draw:start-shape="id7" draw:start-glue-point="11" draw:end-shape="id13" draw:end-glue-point="7">
          <text:p text:style-name="P5"/>
        </draw:connector>
        <draw:connector draw:style-name="gr7" draw:text-style-name="P3" draw:layer="layout" draw:type="line" svg:x1="4.031cm" svg:y1="5.981cm" svg:x2="7.486cm" svg:y2="4.107cm" draw:start-shape="id9" draw:start-glue-point="11" draw:end-shape="id13" draw:end-glue-point="7">
          <text:p text:style-name="P5"/>
        </draw:connector>
        <draw:connector draw:style-name="gr7" draw:text-style-name="P3" draw:layer="layout" draw:type="line" svg:x1="4.031cm" svg:y1="6.922cm" svg:x2="7.486cm" svg:y2="4.107cm" draw:start-shape="id12" draw:start-glue-point="11" draw:end-shape="id13" draw:end-glue-point="7">
          <text:p text:style-name="P5"/>
        </draw:connector>
        <draw:custom-shape draw:style-name="gr6" draw:text-style-name="P3" draw:id="id17" draw:layer="layout" svg:width="0.38cm" svg:height="0.38cm" svg:x="1.732cm" svg:y="2.68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7" draw:text-style-name="P3" draw:layer="layout" draw:type="line" svg:x1="4.031cm" svg:y1="4.45cm" svg:x2="7.786cm" svg:y2="3.007cm" draw:start-shape="id5" draw:start-glue-point="11" draw:end-shape="id14" draw:end-glue-point="7">
          <text:p text:style-name="P5"/>
        </draw:connector>
        <draw:connector draw:style-name="gr7" draw:text-style-name="P3" draw:layer="layout" draw:type="line" svg:x1="4.031cm" svg:y1="5.066cm" svg:x2="7.786cm" svg:y2="3.007cm" draw:start-shape="id7" draw:start-glue-point="11" draw:end-shape="id14" draw:end-glue-point="7">
          <text:p text:style-name="P5"/>
        </draw:connector>
        <draw:connector draw:style-name="gr7" draw:text-style-name="P3" draw:layer="layout" draw:type="line" svg:x1="4.031cm" svg:y1="5.981cm" svg:x2="7.786cm" svg:y2="3.007cm" draw:start-shape="id9" draw:start-glue-point="11" draw:end-shape="id14" draw:end-glue-point="7">
          <text:p text:style-name="P5"/>
        </draw:connector>
        <draw:connector draw:style-name="gr7" draw:text-style-name="P3" draw:layer="layout" draw:type="line" svg:x1="4.031cm" svg:y1="6.922cm" svg:x2="7.786cm" svg:y2="3.007cm" draw:start-shape="id12" draw:start-glue-point="11" draw:end-shape="id14" draw:end-glue-point="7">
          <text:p text:style-name="P5"/>
        </draw:connector>
        <draw:connector draw:style-name="gr8" draw:text-style-name="P3" draw:layer="layout" draw:type="curve" svg:x1="3.896cm" svg:y1="7.248cm" svg:x2="3.896cm" svg:y2="7.684cm" draw:start-shape="id12" draw:start-glue-point="8" draw:end-shape="id15" draw:end-glue-point="4">
          <text:p text:style-name="P5"/>
        </draw:connector>
        <draw:custom-shape draw:style-name="gr6" draw:text-style-name="P3" draw:id="id12" draw:layer="layout" svg:width="0.38cm" svg:height="0.38cm" svg:x="3.707cm" svg:y="6.86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9" draw:layer="layout" svg:width="0.38cm" svg:height="0.38cm" svg:x="3.707cm" svg:y="5.92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7" draw:layer="layout" svg:width="0.38cm" svg:height="0.38cm" svg:x="3.707cm" svg:y="5.01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5" draw:layer="layout" svg:width="0.38cm" svg:height="0.38cm" svg:x="3.707cm" svg:y="4.39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3" draw:id="id15" draw:layer="layout" svg:width="0.38cm" svg:height="0.38cm" svg:x="3.707cm" svg:y="7.68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3" draw:layer="layout" draw:type="curve" draw:line-skew="0.326cm 0.326cm" svg:x1="3.761cm" svg:y1="5.336cm" svg:x2="3.896cm" svg:y2="6.868cm" draw:start-shape="id7" draw:start-glue-point="7" draw:end-shape="id12" draw:end-glue-point="4">
          <text:p text:style-name="P5"/>
        </draw:connector>
        <draw:connector draw:style-name="gr8" draw:text-style-name="P3" draw:layer="layout" draw:type="curve" draw:line-skew="0.128cm 0.705cm" svg:x1="3.761cm" svg:y1="4.72cm" svg:x2="3.896cm" svg:y2="6.868cm" draw:start-shape="id5" draw:start-glue-point="7" draw:end-shape="id12" draw:end-glue-point="4">
          <text:p text:style-name="P5"/>
        </draw:connector>
        <draw:connector draw:style-name="gr8" draw:text-style-name="P3" draw:layer="layout" draw:type="curve" svg:x1="3.896cm" svg:y1="6.307cm" svg:x2="3.896cm" svg:y2="6.868cm" draw:start-shape="id9" draw:start-glue-point="8" draw:end-shape="id12" draw:end-glue-point="4">
          <text:p text:style-name="P5"/>
        </draw:connector>
        <draw:connector draw:style-name="gr8" draw:text-style-name="P3" draw:layer="layout" draw:type="curve" draw:line-skew="-0.215cm 0.358cm" svg:x1="4.087cm" svg:y1="6.116cm" svg:x2="3.896cm" svg:y2="7.684cm" draw:start-shape="id9" draw:start-glue-point="10" draw:end-shape="id15" draw:end-glue-point="4">
          <text:p text:style-name="P5"/>
        </draw:connector>
        <draw:connector draw:style-name="gr8" draw:text-style-name="P3" draw:layer="layout" draw:type="curve" draw:line-skew="0.012cm 0.858cm" svg:x1="4.087cm" svg:y1="5.201cm" svg:x2="3.896cm" svg:y2="7.684cm" draw:start-shape="id7" draw:start-glue-point="10" draw:end-shape="id15" draw:end-glue-point="4">
          <text:p text:style-name="P5"/>
        </draw:connector>
        <draw:connector draw:style-name="gr8" draw:text-style-name="P3" draw:layer="layout" draw:type="curve" draw:line-skew="0.17cm 1.215cm" svg:x1="4.087cm" svg:y1="4.585cm" svg:x2="3.896cm" svg:y2="7.684cm" draw:start-shape="id5" draw:start-glue-point="10" draw:end-shape="id15" draw:end-glue-point="4">
          <text:p text:style-name="P5"/>
        </draw:connector>
        <draw:connector draw:style-name="gr4" draw:text-style-name="P3" draw:layer="layout" draw:type="line" svg:x1="1.756cm" svg:y1="4.107cm" svg:x2="2.26cm" svg:y2="6.922cm" draw:start-shape="id1" draw:start-glue-point="9" draw:end-shape="id16" draw:end-glue-point="5">
          <text:p text:style-name="P5"/>
        </draw:connector>
        <draw:connector draw:style-name="gr4" draw:text-style-name="P3" draw:layer="layout" draw:type="line" svg:x1="2.056cm" svg:y1="3.007cm" svg:x2="3.761cm" svg:y2="5.981cm" draw:start-shape="id17" draw:start-glue-point="9" draw:end-shape="id9" draw:end-glue-point="5">
          <text:p text:style-name="P5"/>
        </draw:connector>
        <draw:connector draw:style-name="gr4" draw:text-style-name="P3" draw:layer="layout" draw:type="line" svg:x1="2.056cm" svg:y1="3.007cm" svg:x2="3.761cm" svg:y2="5.066cm" draw:start-shape="id17" draw:start-glue-point="9" draw:end-shape="id7" draw:end-glue-point="5">
          <text:p text:style-name="P5"/>
        </draw:connector>
        <draw:connector draw:style-name="gr4" draw:text-style-name="P3" draw:layer="layout" draw:type="line" svg:x1="2.056cm" svg:y1="3.007cm" svg:x2="3.761cm" svg:y2="4.45cm" draw:start-shape="id17" draw:start-glue-point="9" draw:end-shape="id5" draw:end-glue-point="5">
          <text:p text:style-name="P5"/>
        </draw:connector>
        <draw:connector draw:style-name="gr4" draw:text-style-name="P3" draw:layer="layout" draw:type="line" svg:x1="2.586cm" svg:y1="4.585cm" svg:x2="3.707cm" svg:y2="4.585cm" draw:start-shape="id4" draw:start-glue-point="10" draw:end-shape="id5" draw:end-glue-point="6">
          <text:p text:style-name="P5"/>
        </draw:connector>
        <draw:connector draw:style-name="gr4" draw:text-style-name="P3" draw:layer="layout" draw:type="line" svg:x1="2.586cm" svg:y1="5.201cm" svg:x2="3.707cm" svg:y2="4.585cm" draw:start-shape="id3" draw:start-glue-point="10" draw:end-shape="id5" draw:end-glue-point="6">
          <text:p text:style-name="P5"/>
        </draw:connector>
        <draw:connector draw:style-name="gr4" draw:text-style-name="P3" draw:layer="layout" draw:type="line" svg:x1="2.586cm" svg:y1="5.201cm" svg:x2="3.707cm" svg:y2="5.201cm" draw:start-shape="id3" draw:start-glue-point="10" draw:end-shape="id7" draw:end-glue-point="6">
          <text:p text:style-name="P5"/>
        </draw:connector>
        <draw:connector draw:style-name="gr4" draw:text-style-name="P3" draw:layer="layout" draw:type="line" svg:x1="2.586cm" svg:y1="6.116cm" svg:x2="3.707cm" svg:y2="5.201cm" draw:start-shape="id2" draw:start-glue-point="10" draw:end-shape="id7" draw:end-glue-point="6">
          <text:p text:style-name="P5"/>
        </draw:connector>
        <draw:connector draw:style-name="gr4" draw:text-style-name="P3" draw:layer="layout" draw:type="line" svg:x1="2.586cm" svg:y1="6.116cm" svg:x2="3.707cm" svg:y2="6.116cm" draw:start-shape="id2" draw:start-glue-point="10" draw:end-shape="id9" draw:end-glue-point="6">
          <text:p text:style-name="P5"/>
        </draw:connector>
        <draw:connector draw:style-name="gr4" draw:text-style-name="P3" draw:layer="layout" draw:type="line" svg:x1="2.586cm" svg:y1="7.057cm" svg:x2="3.707cm" svg:y2="6.116cm" draw:start-shape="id16" draw:start-glue-point="10" draw:end-shape="id9" draw:end-glue-point="6">
          <text:p text:style-name="P5"/>
        </draw:connector>
        <draw:connector draw:style-name="gr4" draw:text-style-name="P3" draw:layer="layout" draw:type="line" svg:x1="2.586cm" svg:y1="7.057cm" svg:x2="3.707cm" svg:y2="7.057cm" draw:start-shape="id16" draw:start-glue-point="10" draw:end-shape="id12" draw:end-glue-point="6">
          <text:p text:style-name="P5"/>
        </draw:connector>
        <draw:connector draw:style-name="gr4" draw:text-style-name="P3" draw:layer="layout" draw:type="line" svg:x1="2.056cm" svg:y1="3.007cm" svg:x2="3.761cm" svg:y2="6.922cm" draw:start-shape="id17" draw:start-glue-point="9" draw:end-shape="id12" draw:end-glue-point="5">
          <text:p text:style-name="P5"/>
        </draw:connector>
        <draw:connector draw:style-name="gr4" draw:text-style-name="P3" draw:layer="layout" draw:type="line" svg:x1="7.756cm" svg:y1="4.107cm" svg:x2="8.26cm" svg:y2="5.981cm" draw:start-shape="id13" draw:start-glue-point="9" draw:end-shape="id8" draw:end-glue-point="5">
          <text:p text:style-name="P5"/>
        </draw:connector>
        <draw:connector draw:style-name="gr4" draw:text-style-name="P3" draw:layer="layout" draw:type="line" svg:x1="7.756cm" svg:y1="4.107cm" svg:x2="8.26cm" svg:y2="5.066cm" draw:start-shape="id13" draw:start-glue-point="9" draw:end-shape="id11" draw:end-glue-point="5">
          <text:p text:style-name="P5"/>
        </draw:connector>
        <draw:connector draw:style-name="gr4" draw:text-style-name="P3" draw:layer="layout" draw:type="line" svg:x1="7.756cm" svg:y1="4.107cm" svg:x2="8.26cm" svg:y2="4.45cm" draw:start-shape="id13" draw:start-glue-point="9" draw:end-shape="id6" draw:end-glue-point="5">
          <text:p text:style-name="P5"/>
        </draw:connector>
        <draw:custom-shape draw:style-name="gr6" draw:text-style-name="P3" draw:id="id13" draw:layer="layout" svg:width="0.38cm" svg:height="0.38cm" svg:x="7.432cm" svg:y="3.78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10" draw:layer="layout" svg:width="0.38cm" svg:height="0.38cm" svg:x="8.206cm" svg:y="6.86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8" draw:layer="layout" svg:width="0.38cm" svg:height="0.38cm" svg:x="8.206cm" svg:y="5.92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11" draw:layer="layout" svg:width="0.38cm" svg:height="0.38cm" svg:x="8.206cm" svg:y="5.01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6" draw:layer="layout" svg:width="0.38cm" svg:height="0.38cm" svg:x="8.206cm" svg:y="4.39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14" draw:layer="layout" svg:width="0.38cm" svg:height="0.38cm" svg:x="7.732cm" svg:y="2.68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3" draw:layer="layout" draw:type="curve" svg:x1="9.896cm" svg:y1="7.248cm" svg:x2="9.896cm" svg:y2="7.684cm" draw:start-shape="id18" draw:start-glue-point="8" draw:end-shape="id19" draw:end-glue-point="4">
          <text:p text:style-name="P5"/>
        </draw:connector>
        <draw:custom-shape draw:style-name="gr6" draw:text-style-name="P3" draw:id="id18" draw:layer="layout" svg:width="0.38cm" svg:height="0.38cm" svg:x="9.707cm" svg:y="6.86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2" draw:layer="layout" svg:width="0.38cm" svg:height="0.38cm" svg:x="9.707cm" svg:y="5.92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0" draw:layer="layout" svg:width="0.38cm" svg:height="0.38cm" svg:x="9.707cm" svg:y="5.01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1" draw:layer="layout" svg:width="0.38cm" svg:height="0.38cm" svg:x="9.707cm" svg:y="4.39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3" draw:id="id19" draw:layer="layout" svg:width="0.38cm" svg:height="0.38cm" svg:x="9.707cm" svg:y="7.68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3" draw:layer="layout" draw:type="curve" draw:line-skew="0.326cm 0.326cm" svg:x1="9.761cm" svg:y1="5.336cm" svg:x2="9.896cm" svg:y2="6.868cm" draw:start-shape="id20" draw:start-glue-point="7" draw:end-shape="id18" draw:end-glue-point="4">
          <text:p text:style-name="P5"/>
        </draw:connector>
        <draw:connector draw:style-name="gr8" draw:text-style-name="P3" draw:layer="layout" draw:type="curve" draw:line-skew="0.128cm 0.705cm" svg:x1="9.761cm" svg:y1="4.72cm" svg:x2="9.896cm" svg:y2="6.868cm" draw:start-shape="id21" draw:start-glue-point="7" draw:end-shape="id18" draw:end-glue-point="4">
          <text:p text:style-name="P5"/>
        </draw:connector>
        <draw:connector draw:style-name="gr8" draw:text-style-name="P3" draw:layer="layout" draw:type="curve" svg:x1="9.896cm" svg:y1="6.307cm" svg:x2="9.896cm" svg:y2="6.868cm" draw:start-shape="id22" draw:start-glue-point="8" draw:end-shape="id18" draw:end-glue-point="4">
          <text:p text:style-name="P5"/>
        </draw:connector>
        <draw:connector draw:style-name="gr8" draw:text-style-name="P3" draw:layer="layout" draw:type="curve" draw:line-skew="-0.215cm 0.358cm" svg:x1="10.087cm" svg:y1="6.116cm" svg:x2="9.896cm" svg:y2="7.684cm" draw:start-shape="id22" draw:start-glue-point="10" draw:end-shape="id19" draw:end-glue-point="4">
          <text:p text:style-name="P5"/>
        </draw:connector>
        <draw:connector draw:style-name="gr8" draw:text-style-name="P3" draw:layer="layout" draw:type="curve" draw:line-skew="0.012cm 0.858cm" svg:x1="10.087cm" svg:y1="5.201cm" svg:x2="9.896cm" svg:y2="7.684cm" draw:start-shape="id20" draw:start-glue-point="10" draw:end-shape="id19" draw:end-glue-point="4">
          <text:p text:style-name="P5"/>
        </draw:connector>
        <draw:connector draw:style-name="gr8" draw:text-style-name="P3" draw:layer="layout" draw:type="curve" draw:line-skew="0.17cm 1.215cm" svg:x1="10.087cm" svg:y1="4.585cm" svg:x2="9.896cm" svg:y2="7.684cm" draw:start-shape="id21" draw:start-glue-point="10" draw:end-shape="id19" draw:end-glue-point="4">
          <text:p text:style-name="P5"/>
        </draw:connector>
        <draw:connector draw:style-name="gr4" draw:text-style-name="P3" draw:layer="layout" draw:type="line" svg:x1="7.756cm" svg:y1="4.107cm" svg:x2="8.26cm" svg:y2="6.922cm" draw:start-shape="id13" draw:start-glue-point="9" draw:end-shape="id10" draw:end-glue-point="5">
          <text:p text:style-name="P5"/>
        </draw:connector>
        <draw:connector draw:style-name="gr4" draw:text-style-name="P3" draw:layer="layout" draw:type="line" svg:x1="8.056cm" svg:y1="3.007cm" svg:x2="9.761cm" svg:y2="5.981cm" draw:start-shape="id14" draw:start-glue-point="9" draw:end-shape="id22" draw:end-glue-point="5">
          <text:p text:style-name="P5"/>
        </draw:connector>
        <draw:connector draw:style-name="gr4" draw:text-style-name="P3" draw:layer="layout" draw:type="line" svg:x1="8.056cm" svg:y1="3.007cm" svg:x2="9.761cm" svg:y2="5.066cm" draw:start-shape="id14" draw:start-glue-point="9" draw:end-shape="id20" draw:end-glue-point="5">
          <text:p text:style-name="P5"/>
        </draw:connector>
        <draw:connector draw:style-name="gr4" draw:text-style-name="P3" draw:layer="layout" draw:type="line" svg:x1="8.056cm" svg:y1="3.007cm" svg:x2="9.761cm" svg:y2="4.45cm" draw:start-shape="id14" draw:start-glue-point="9" draw:end-shape="id21" draw:end-glue-point="5">
          <text:p text:style-name="P5"/>
        </draw:connector>
        <draw:connector draw:style-name="gr4" draw:text-style-name="P3" draw:layer="layout" draw:type="line" svg:x1="8.586cm" svg:y1="4.585cm" svg:x2="9.707cm" svg:y2="4.585cm" draw:start-shape="id6" draw:start-glue-point="10" draw:end-shape="id21" draw:end-glue-point="6">
          <text:p text:style-name="P5"/>
        </draw:connector>
        <draw:connector draw:style-name="gr4" draw:text-style-name="P3" draw:layer="layout" draw:type="line" svg:x1="8.586cm" svg:y1="5.201cm" svg:x2="9.707cm" svg:y2="4.585cm" draw:start-shape="id11" draw:start-glue-point="10" draw:end-shape="id21" draw:end-glue-point="6">
          <text:p text:style-name="P5"/>
        </draw:connector>
        <draw:connector draw:style-name="gr4" draw:text-style-name="P3" draw:layer="layout" draw:type="line" svg:x1="8.586cm" svg:y1="5.201cm" svg:x2="9.707cm" svg:y2="5.201cm" draw:start-shape="id11" draw:start-glue-point="10" draw:end-shape="id20" draw:end-glue-point="6">
          <text:p text:style-name="P5"/>
        </draw:connector>
        <draw:connector draw:style-name="gr4" draw:text-style-name="P3" draw:layer="layout" draw:type="line" svg:x1="8.586cm" svg:y1="6.116cm" svg:x2="9.707cm" svg:y2="5.201cm" draw:start-shape="id8" draw:start-glue-point="10" draw:end-shape="id20" draw:end-glue-point="6">
          <text:p text:style-name="P5"/>
        </draw:connector>
        <draw:connector draw:style-name="gr4" draw:text-style-name="P3" draw:layer="layout" draw:type="line" svg:x1="8.586cm" svg:y1="6.116cm" svg:x2="9.707cm" svg:y2="6.116cm" draw:start-shape="id8" draw:start-glue-point="10" draw:end-shape="id22" draw:end-glue-point="6">
          <text:p text:style-name="P5"/>
        </draw:connector>
        <draw:connector draw:style-name="gr4" draw:text-style-name="P3" draw:layer="layout" draw:type="line" svg:x1="8.586cm" svg:y1="7.057cm" svg:x2="9.707cm" svg:y2="6.116cm" draw:start-shape="id10" draw:start-glue-point="10" draw:end-shape="id22" draw:end-glue-point="6">
          <text:p text:style-name="P5"/>
        </draw:connector>
        <draw:connector draw:style-name="gr4" draw:text-style-name="P3" draw:layer="layout" draw:type="line" svg:x1="8.586cm" svg:y1="7.057cm" svg:x2="9.707cm" svg:y2="7.057cm" draw:start-shape="id10" draw:start-glue-point="10" draw:end-shape="id18" draw:end-glue-point="6">
          <text:p text:style-name="P5"/>
        </draw:connector>
        <draw:connector draw:style-name="gr4" draw:text-style-name="P3" draw:layer="layout" draw:type="line" svg:x1="8.056cm" svg:y1="3.007cm" svg:x2="9.761cm" svg:y2="6.922cm" draw:start-shape="id14" draw:start-glue-point="9" draw:end-shape="id18" draw:end-glue-point="5">
          <text:p text:style-name="P5"/>
        </draw:connector>
        <draw:connector draw:style-name="gr4" draw:text-style-name="P3" draw:layer="layout" draw:type="line" svg:x1="4.087cm" svg:y1="4.585cm" svg:x2="8.206cm" svg:y2="7.057cm" draw:start-shape="id5" draw:start-glue-point="10" draw:end-shape="id10" draw:end-glue-point="6">
          <text:p text:style-name="P5"/>
        </draw:connector>
        <draw:connector draw:style-name="gr4" draw:text-style-name="P3" draw:layer="layout" draw:type="line" svg:x1="4.087cm" svg:y1="5.201cm" svg:x2="8.206cm" svg:y2="5.201cm" draw:start-shape="id7" draw:start-glue-point="10" draw:end-shape="id11" draw:end-glue-point="6">
          <text:p text:style-name="P5"/>
        </draw:connector>
        <draw:custom-shape draw:style-name="gr3" draw:text-style-name="P8" draw:layer="layout" svg:width="1.681cm" svg:height="1.498cm" svg:x="0.039cm" svg:y="8.54cm">
          <text:p text:style-name="P1"><text:span text:style-name="T6">Interim stack c</text:span><text:span text:style-name="T7">i</text:span><text:span text:style-name="T2">t-1</text:span></text:p>
          <draw:enhanced-geometry svg:viewBox="0 0 21600 21600" draw:mirror-horizontal="false" draw:mirror-vertical="false" draw:text-areas="800 800 20800 20800" draw:type="round-rectangular-callout" draw:modifiers="28804.2806183115 -15230.9539693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0.756cm" svg:height="0.399cm" svg:x="-0.155cm" svg:y="7.645cm">
          <draw:text-box>
            <text:p text:style-name="P5"><text:span text:style-name="T8"><text:s/></text:span><text:span text:style-name="T5">w</text:span><text:span text:style-name="T8"> </text:span></text:p>
          </draw:text-box>
        </draw:frame>
        <draw:frame draw:style-name="gr11" draw:text-style-name="P9" draw:layer="layout" svg:width="0.761cm" svg:height="0.502cm" svg:x="-0.155cm" svg:y="6.855cm">
          <draw:text-box>
            <text:p text:style-name="P5"><text:span text:style-name="T8"><text:s/></text:span><text:span text:style-name="T8">c</text:span><text:span text:style-name="T9">1</text:span><text:span text:style-name="T8"> </text:span></text:p>
          </draw:text-box>
        </draw:frame>
        <draw:frame draw:style-name="gr12" draw:text-style-name="P9" draw:layer="layout" svg:width="1.061cm" svg:height="0.399cm" svg:x="-0.155cm" svg:y="3.761cm">
          <draw:text-box>
            <text:p text:style-name="P5"><text:span text:style-name="T8"><text:s/></text:span><text:span text:style-name="T8">pop </text:span></text:p>
          </draw:text-box>
        </draw:frame>
        <draw:frame draw:style-name="gr13" draw:text-style-name="P9" draw:layer="layout" svg:width="0.761cm" svg:height="0.502cm" svg:x="-0.155cm" svg:y="5.914cm">
          <draw:text-box>
            <text:p text:style-name="P5"><text:span text:style-name="T8"><text:s/></text:span><text:span text:style-name="T8">c</text:span><text:span text:style-name="T9">2</text:span><text:span text:style-name="T8"> </text:span></text:p>
          </draw:text-box>
        </draw:frame>
        <draw:frame draw:style-name="gr14" draw:text-style-name="P9" draw:layer="layout" svg:width="0.761cm" svg:height="0.502cm" svg:x="-0.155cm" svg:y="4.999cm">
          <draw:text-box>
            <text:p text:style-name="P5"><text:span text:style-name="T8"><text:s/></text:span><text:span text:style-name="T8">c</text:span><text:span text:style-name="T9">3</text:span><text:span text:style-name="T8"> </text:span></text:p>
          </draw:text-box>
        </draw:frame>
        <draw:frame draw:style-name="gr15" draw:text-style-name="P9" draw:layer="layout" svg:width="0.761cm" svg:height="0.502cm" svg:x="-0.155cm" svg:y="4.383cm">
          <draw:text-box>
            <text:p text:style-name="P5"><text:span text:style-name="T8"><text:s/></text:span><text:span text:style-name="T8">c</text:span><text:span text:style-name="T9">4</text:span><text:span text:style-name="T8"> </text:span></text:p>
          </draw:text-box>
        </draw:frame>
        <draw:frame draw:style-name="gr12" draw:text-style-name="P9" draw:layer="layout" svg:width="1.272cm" svg:height="0.399cm" svg:x="-0.154cm" svg:y="2.661cm">
          <draw:text-box>
            <text:p text:style-name="P5"><text:span text:style-name="T8"><text:s/></text:span><text:span text:style-name="T8">push </text:span></text:p>
          </draw:text-box>
        </draw:frame>
        <draw:custom-shape draw:style-name="gr3" draw:text-style-name="P8" draw:layer="layout" svg:width="1.681cm" svg:height="1.498cm" svg:x="6.14cm" svg:y="8.54cm">
          <text:p text:style-name="P1"><text:span text:style-name="T6">Interim stack c</text:span><text:span text:style-name="T7">i</text:span><text:span text:style-name="T2">t-1</text:span></text:p>
          <draw:enhanced-geometry svg:viewBox="0 0 21600 21600" draw:text-areas="800 800 20800 20800" draw:type="round-rectangular-callout" draw:modifiers="28804.2806183115 -15230.9539693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1.681cm" svg:height="1.498cm" svg:x="6.141cm" svg:y="8.54cm">
          <text:p text:style-name="P1"><text:span text:style-name="T6">Interim stack c</text:span><text:span text:style-name="T7">i</text:span><text:span text:style-name="T2">t</text:span></text:p>
          <draw:enhanced-geometry svg:viewBox="0 0 21600 21600" draw:text-areas="800 800 20800 20800" draw:type="round-rectangular-callout" draw:modifiers="28804.2806183115 -15230.9539693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1.817cm" svg:height="1.679cm" svg:x="5.019cm" svg:y="0.058cm">
          <text:p text:style-name="P1"><text:span text:style-name="T6">Output stack c</text:span><text:span text:style-name="T2">t-1</text:span></text:p>
          <draw:enhanced-geometry svg:viewBox="0 0 21600 21600" draw:text-areas="800 800 20800 20800" draw:type="round-rectangular-callout" draw:modifiers="-12201.9801980198 5308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3" draw:layer="layout" draw:type="line" svg:x1="4.087cm" svg:y1="4.585cm" svg:x2="8.206cm" svg:y2="6.116cm" draw:start-shape="id5" draw:start-glue-point="10" draw:end-shape="id8" draw:end-glue-point="6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10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7-01-11T19:05:53</dc:date>
    <dc:language>en-US</dc:language>
    <meta:editing-cycles>56</meta:editing-cycles>
    <meta:editing-duration>PT11H50M46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